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" svg:font-family="Mathematica"/>
    <style:font-face style:name="Mathematica1" svg:font-family="Mathematica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family-generic="roman"/>
    <style:font-face style:name="Times1" svg:font-family="Times" style:font-family-generic="roman" style:font-pitch="variable"/>
    <style:font-face style:name="Times2" svg:font-family="Times"/>
    <style:font-face style:name="Times3" svg:font-family="Time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5cm" svg:stroke-color="#0000ff" draw:stroke-linejoin="miter" svg:stroke-linecap="square" draw:fill="solid" draw:fill-color="#0000ff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solid" draw:fill-color="#0000ff"/>
    </style:style>
    <style:style style:name="gr7" style:family="graphic" style:parent-style-name="standard">
      <style:graphic-properties draw:stroke="none" draw:fill="solid" draw:fill-color="#ff0000"/>
    </style:style>
    <style:style style:name="gr8" style:family="graphic" style:parent-style-name="standard">
      <style:graphic-properties draw:stroke="solid" svg:stroke-width="0.05cm" svg:stroke-color="#ff0000" draw:stroke-linejoin="miter" svg:stroke-linecap="square" draw:fill="solid" draw:fill-color="#ff0000" fo:padding-top="0.025cm" fo:padding-bottom="0.025cm" fo:padding-left="0.025cm" fo:padding-right="0.025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9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06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5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7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5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2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6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dash" draw:stroke-dash="stroke-dash34" svg:stroke-width="0.05cm" svg:stroke-color="#ff00ff" draw:stroke-linejoin="miter" svg:stroke-linecap="butt" draw:fill="none" fo:padding-top="0.025cm" fo:padding-bottom="0.025cm" fo:padding-left="0.025cm" fo:padding-right="0.025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9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8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-color="#81d41a" draw:opacity="20%" draw:textarea-horizontal-align="justify" draw:textarea-vertical-align="middle" draw:auto-grow-height="false" fo:min-height="6.152cm" fo:min-width="2.857cm"/>
    </style:style>
    <style:style style:name="gr24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2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0000ff"/>
    </style:style>
    <style:style style:name="P4" style:family="paragraph">
      <loext:graphic-properties draw:fill="solid" draw:fill-color="#ff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paragraph-properties style:writing-mode="lr-tb"/>
      <style:text-properties fo:font-size="9.19999980926514pt" style:font-size-asian="9.19999980926514pt" style:font-size-complex="9.19999980926514pt"/>
    </style:style>
    <style:style style:name="P8" style:family="paragraph">
      <loext:graphic-properties draw:fill="none"/>
      <style:paragraph-properties style:writing-mode="lr-tb"/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P9" style:family="paragraph">
      <loext:graphic-properties draw:fill="none"/>
      <style:paragraph-properties style:writing-mode="lr-tb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-color="#81d41a" draw:opacity="2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Times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>
      <loext:graphic-properties draw:fill="solid" draw:fill-color="#000000"/>
      <style:paragraph-properties fo:text-align="center"/>
      <style:text-properties fo:font-style="normal" fo:font-weight="normal"/>
    </style:style>
    <style:style style:name="T1" style:family="text">
      <style:text-properties fo:color="#000000" loext:opacity="100%" style:font-name="Times2" fo:font-size="13pt" fo:font-weight="bold" style:font-size-asian="13pt" style:font-weight-asian="bold" style:font-name-complex="Times2" style:font-size-complex="13pt" style:font-weight-complex="bold"/>
    </style:style>
    <style:style style:name="T2" style:family="text">
      <style:text-properties fo:color="#000000" loext:opacity="100%" style:font-name="Mathematica" fo:font-size="13pt" fo:font-weight="bold" style:font-size-asian="13pt" style:font-weight-asian="bold" style:font-name-complex="Mathematica" style:font-size-complex="13pt" style:font-weight-complex="bold"/>
    </style:style>
    <style:style style:name="T3" style:family="text">
      <style:text-properties fo:color="#000000" loext:opacity="100%" style:font-name="Times2" fo:font-size="9.19999980926514pt" fo:font-weight="bold" style:font-size-asian="9.19999980926514pt" style:font-weight-asian="bold" style:font-name-complex="Times2" style:font-size-complex="9.19999980926514pt" style:font-weight-complex="bold"/>
    </style:style>
    <style:style style:name="T4" style:family="text">
      <style:text-properties style:font-name="Times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6.876cm" svg:height="4.039cm" svg:x="1.477cm" svg:y="0.333cm" svg:viewBox="0 0 6877 4040" draw:points="0,4040 2813,3591 4711,3143 6139,2694 6877,2245 4612,1796 4513,1346 4981,897 5380,448 5717,0">
          <text:p/>
        </draw:polyline>
        <draw:polyline draw:style-name="gr2" draw:text-style-name="P1" draw:layer="layout" svg:width="3.777cm" svg:height="1.347cm" svg:x="4.933cm" svg:y="2.352cm" svg:viewBox="0 0 3778 1348" draw:points="0,1348 685,898 2248,449 3778,0">
          <text:p/>
        </draw:polyline>
        <draw:polyline draw:style-name="gr3" draw:text-style-name="P1" draw:layer="layout" svg:width="2.399cm" svg:height="0.898cm" svg:x="5.303cm" svg:y="2.577cm" svg:viewBox="0 0 2400 899" draw:points="611,899 0,449 2400,0">
          <text:p/>
        </draw:polyline>
        <draw:path draw:style-name="gr4" draw:text-style-name="P2" draw:layer="layout" svg:width="0.244cm" svg:height="0.244cm" svg:x="1.355cm" svg:y="4.25cm" svg:viewBox="0 0 245 245" svg:d="M245 123c0-32-13-63-37-86-23-23-54-37-86-37-33 0-64 14-86 37-23 23-36 54-36 86 0 33 13 64 36 86 22 23 53 36 86 36 32 0 63-13 86-36 24-22 37-53 37-86z">
          <text:p/>
        </draw:path>
        <draw:path draw:style-name="gr4" draw:text-style-name="P2" draw:layer="layout" svg:width="0.244cm" svg:height="0.244cm" svg:x="4.167cm" svg:y="3.801cm" svg:viewBox="0 0 245 245" svg:d="M245 122c0-32-13-63-36-86s-54-36-86-36-64 13-87 36-36 54-36 86c0 33 13 64 36 88 23 22 55 35 87 35s63-13 86-35c23-24 36-55 36-88z">
          <text:p/>
        </draw:path>
        <draw:path draw:style-name="gr4" draw:text-style-name="P2" draw:layer="layout" svg:width="0.244cm" svg:height="0.243cm" svg:x="6.065cm" svg:y="3.353cm" svg:viewBox="0 0 245 244" svg:d="M245 122c0-33-13-64-35-87-23-23-54-35-88-35-32 0-63 12-86 35s-36 54-36 87c0 32 13 64 36 87s54 35 86 35c34 0 65-12 88-35 22-23 35-55 35-87z">
          <text:p/>
        </draw:path>
        <draw:path draw:style-name="gr4" draw:text-style-name="P2" draw:layer="layout" svg:width="0.244cm" svg:height="0.244cm" svg:x="7.493cm" svg:y="2.904cm" svg:viewBox="0 0 245 245" svg:d="M245 122c0-33-13-64-36-87-22-22-54-35-87-35-32 0-63 13-86 35-23 23-36 54-36 87s13 64 36 87 54 36 86 36c33 0 65-13 87-36 23-23 36-54 36-87z">
          <text:p/>
        </draw:path>
        <draw:path draw:style-name="gr4" draw:text-style-name="P2" draw:layer="layout" svg:width="0.244cm" svg:height="0.244cm" svg:x="8.231cm" svg:y="2.455cm" svg:viewBox="0 0 245 245" svg:d="M245 123c0-34-13-65-36-87-23-23-54-36-87-36-32 0-63 13-86 36-23 22-36 53-36 87 0 32 13 63 36 86s54 36 86 36c33 0 64-13 87-36s36-54 36-86z">
          <text:p/>
        </draw:path>
        <draw:path draw:style-name="gr4" draw:text-style-name="P2" draw:layer="layout" svg:width="0.243cm" svg:height="0.244cm" svg:x="5.966cm" svg:y="2.006cm" svg:viewBox="0 0 244 245" svg:d="M244 123c0-32-12-64-36-87-23-23-54-36-86-36-33 0-64 13-87 36-22 23-35 55-35 87s13 63 35 86c23 23 54 36 87 36 32 0 63-13 86-36 24-23 36-54 36-86z">
          <text:p/>
        </draw:path>
        <draw:path draw:style-name="gr4" draw:text-style-name="P2" draw:layer="layout" svg:width="0.244cm" svg:height="0.244cm" svg:x="5.867cm" svg:y="1.557cm" svg:viewBox="0 0 245 245" svg:d="M245 123c0-32-13-63-36-86-23-24-54-37-86-37-33 0-65 13-87 37-23 23-36 54-36 86s13 63 36 86c22 23 54 36 87 36 32 0 63-13 86-36s36-54 36-86z">
          <text:p/>
        </draw:path>
        <draw:path draw:style-name="gr4" draw:text-style-name="P2" draw:layer="layout" svg:width="0.244cm" svg:height="0.244cm" svg:x="6.335cm" svg:y="1.108cm" svg:viewBox="0 0 245 245" svg:d="M245 122c0-32-13-63-36-86s-54-36-86-36c-34 0-65 13-88 36s-35 54-35 86c0 33 12 64 35 86 23 24 54 37 88 37 32 0 63-13 86-37 23-22 36-53 36-86z">
          <text:p/>
        </draw:path>
        <draw:path draw:style-name="gr4" draw:text-style-name="P2" draw:layer="layout" svg:width="0.244cm" svg:height="0.244cm" svg:x="6.734cm" svg:y="0.659cm" svg:viewBox="0 0 245 245" svg:d="M245 122c0-32-13-63-36-86-24-23-55-36-87-36s-63 13-86 36-36 54-36 86c0 33 13 64 36 88 23 23 54 35 86 35s63-12 87-35c23-24 36-55 36-88z">
          <text:p/>
        </draw:path>
        <draw:path draw:style-name="gr4" draw:text-style-name="P2" draw:layer="layout" svg:width="0.244cm" svg:height="0.244cm" svg:x="7.071cm" svg:y="0.211cm" svg:viewBox="0 0 245 245" svg:d="M245 122c0-33-12-64-35-87-23-22-54-35-87-35s-64 13-87 35c-23 23-36 54-36 87s13 64 36 87 54 36 87 36 64-13 87-36 35-54 35-87z">
          <text:p/>
        </draw:path>
        <draw:polygon draw:style-name="gr5" draw:text-style-name="P3" draw:layer="layout" svg:width="0.244cm" svg:height="0.244cm" svg:x="4.811cm" svg:y="3.577cm" svg:viewBox="0 0 245 245" draw:points="0,0 245,0 245,245 0,245">
          <text:p/>
        </draw:polygon>
        <draw:polygon draw:style-name="gr5" draw:text-style-name="P3" draw:layer="layout" svg:width="0.244cm" svg:height="0.244cm" svg:x="5.496cm" svg:y="3.128cm" svg:viewBox="0 0 245 245" draw:points="0,0 245,0 245,245 0,245">
          <text:p/>
        </draw:polygon>
        <draw:polygon draw:style-name="gr6" draw:text-style-name="P3" draw:layer="layout" svg:width="0.244cm" svg:height="0.244cm" svg:x="7.058cm" svg:y="2.679cm" svg:viewBox="0 0 245 245" draw:points="0,0 245,0 245,245 0,245">
          <text:p/>
        </draw:polygon>
        <draw:polygon draw:style-name="gr2" draw:text-style-name="P1" draw:layer="layout" svg:width="0.244cm" svg:height="0.244cm" svg:x="7.058cm" svg:y="2.679cm" svg:viewBox="0 0 245 245" draw:points="0,0 245,0 245,245 0,245">
          <text:p/>
        </draw:polygon>
        <draw:polygon draw:style-name="gr6" draw:text-style-name="P3" draw:layer="layout" svg:width="0.244cm" svg:height="0.243cm" svg:x="8.588cm" svg:y="2.231cm" svg:viewBox="0 0 245 244" draw:points="0,0 245,0 245,244 0,244">
          <text:p/>
        </draw:polygon>
        <draw:polygon draw:style-name="gr2" draw:text-style-name="P1" draw:layer="layout" svg:width="0.244cm" svg:height="0.243cm" svg:x="8.588cm" svg:y="2.231cm" svg:viewBox="0 0 245 244" draw:points="0,0 245,0 245,244 0,244">
          <text:p/>
        </draw:polygon>
        <draw:polygon draw:style-name="gr7" draw:text-style-name="P4" draw:layer="layout" svg:width="0.244cm" svg:height="0.243cm" svg:x="5.792cm" svg:y="3.353cm" svg:viewBox="0 0 245 244" draw:points="122,0 245,122 122,244 0,122">
          <text:p/>
        </draw:polygon>
        <draw:polygon draw:style-name="gr3" draw:text-style-name="P1" draw:layer="layout" svg:width="0.244cm" svg:height="0.243cm" svg:x="5.792cm" svg:y="3.353cm" svg:viewBox="0 0 245 244" draw:points="122,0 245,122 122,244 0,122">
          <text:p/>
        </draw:polygon>
        <draw:polygon draw:style-name="gr8" draw:text-style-name="P4" draw:layer="layout" svg:width="0.244cm" svg:height="0.244cm" svg:x="5.181cm" svg:y="2.904cm" svg:viewBox="0 0 245 245" draw:points="123,0 245,122 123,245 0,122">
          <text:p/>
        </draw:polygon>
        <draw:polygon draw:style-name="gr8" draw:text-style-name="P4" draw:layer="layout" svg:width="0.244cm" svg:height="0.244cm" svg:x="7.58cm" svg:y="2.455cm" svg:viewBox="0 0 245 245" draw:points="123,0 245,123 123,245 0,123">
          <text:p/>
        </draw:polygon>
        <draw:line draw:style-name="gr1" draw:text-style-name="P1" draw:layer="layout" svg:x1="1.939cm" svg:y1="0.701cm" svg:x2="2.396cm" svg:y2="0.701cm">
          <text:p/>
        </draw:line>
        <draw:path draw:style-name="gr4" draw:text-style-name="P2" draw:layer="layout" svg:width="0.244cm" svg:height="0.245cm" svg:x="2.045cm" svg:y="0.579cm" svg:viewBox="0 0 245 246" svg:d="M245 123c0-32-12-63-35-86-23-24-54-37-87-37-32 0-63 13-86 37-24 23-37 54-37 86 0 33 13 64 37 87 23 23 54 36 86 36 33 0 64-13 87-36s35-54 35-87z">
          <text:p/>
        </draw:path>
        <draw:line draw:style-name="gr2" draw:text-style-name="P1" draw:layer="layout" svg:x1="1.939cm" svg:y1="1.491cm" svg:x2="2.396cm" svg:y2="1.491cm">
          <text:p/>
        </draw:line>
        <draw:polygon draw:style-name="gr6" draw:text-style-name="P3" draw:layer="layout" svg:width="0.244cm" svg:height="0.245cm" svg:x="2.045cm" svg:y="1.368cm" svg:viewBox="0 0 245 246" draw:points="0,0 245,0 245,246 0,246">
          <text:p/>
        </draw:polygon>
        <draw:polygon draw:style-name="gr2" draw:text-style-name="P1" draw:layer="layout" svg:width="0.244cm" svg:height="0.245cm" svg:x="2.045cm" svg:y="1.368cm" svg:viewBox="0 0 245 246" draw:points="0,0 245,0 245,246 0,246">
          <text:p/>
        </draw:polygon>
        <draw:frame draw:style-name="gr9" draw:text-style-name="P6" draw:layer="layout" svg:width="0.993cm" svg:height="0.505cm" svg:x="2.65cm" svg:y="0.457cm">
          <draw:text-box>
            <text:p text:style-name="P5"><text:span text:style-name="T1">yrast</text:span></text:p>
          </draw:text-box>
        </draw:frame>
        <draw:frame draw:style-name="gr10" draw:text-style-name="P6" draw:layer="layout" svg:width="1.069cm" svg:height="0.505cm" svg:x="2.65cm" svg:y="1.246cm">
          <draw:text-box>
            <text:p text:style-name="P5"><text:span text:style-name="T1">wobb</text:span></text:p>
          </draw:text-box>
        </draw:frame>
        <draw:frame draw:style-name="gr11" draw:text-style-name="P6" draw:layer="layout" svg:width="0.456cm" svg:height="0.456cm" svg:x="3.718cm" svg:y="1.336cm">
          <draw:text-box>
            <text:p text:style-name="P5"><text:span text:style-name="T2">-</text:span></text:p>
          </draw:text-box>
        </draw:frame>
        <draw:line draw:style-name="gr3" draw:text-style-name="P1" draw:layer="layout" svg:x1="1.939cm" svg:y1="2.28cm" svg:x2="2.396cm" svg:y2="2.28cm">
          <text:p/>
        </draw:line>
        <draw:polygon draw:style-name="gr7" draw:text-style-name="P4" draw:layer="layout" svg:width="0.244cm" svg:height="0.244cm" svg:x="2.045cm" svg:y="2.158cm" svg:viewBox="0 0 245 245" draw:points="123,0 245,122 123,245 0,122">
          <text:p/>
        </draw:polygon>
        <draw:polygon draw:style-name="gr3" draw:text-style-name="P1" draw:layer="layout" svg:width="0.244cm" svg:height="0.244cm" svg:x="2.045cm" svg:y="2.158cm" svg:viewBox="0 0 245 245" draw:points="123,0 245,122 123,245 0,122">
          <text:p/>
        </draw:polygon>
        <draw:frame draw:style-name="gr12" draw:text-style-name="P6" draw:layer="layout" svg:width="0.456cm" svg:height="0.505cm" svg:x="4.026cm" svg:y="1.246cm">
          <draw:text-box>
            <text:p text:style-name="P5"><text:span text:style-name="T1">1</text:span></text:p>
          </draw:text-box>
        </draw:frame>
        <draw:frame draw:style-name="gr10" draw:text-style-name="P6" draw:layer="layout" svg:width="1.069cm" svg:height="0.505cm" svg:x="2.65cm" svg:y="2.035cm">
          <draw:text-box>
            <text:p text:style-name="P5"><text:span text:style-name="T1">wobb</text:span></text:p>
          </draw:text-box>
        </draw:frame>
        <draw:frame draw:style-name="gr11" draw:text-style-name="P6" draw:layer="layout" svg:width="0.456cm" svg:height="0.456cm" svg:x="3.718cm" svg:y="2.126cm">
          <draw:text-box>
            <text:p text:style-name="P5"><text:span text:style-name="T2">-</text:span></text:p>
          </draw:text-box>
        </draw:frame>
        <draw:line draw:style-name="gr1" draw:text-style-name="P1" draw:layer="layout" svg:x1="8.864cm" svg:y1="6.178cm" svg:x2="1.172cm" svg:y2="6.178cm">
          <text:p/>
        </draw:line>
        <draw:line draw:style-name="gr1" draw:text-style-name="P1" draw:layer="layout" svg:x1="1.172cm" svg:y1="6.178cm" svg:x2="1.172cm" svg:y2="0.025cm">
          <text:p/>
        </draw:line>
        <draw:line draw:style-name="gr1" draw:text-style-name="P1" draw:layer="layout" svg:x1="1.172cm" svg:y1="0.025cm" svg:x2="8.864cm" svg:y2="0.025cm">
          <text:p/>
        </draw:line>
        <draw:line draw:style-name="gr1" draw:text-style-name="P1" draw:layer="layout" svg:x1="8.864cm" svg:y1="0.025cm" svg:x2="8.864cm" svg:y2="6.178cm">
          <text:p/>
        </draw:line>
        <draw:line draw:style-name="gr13" draw:text-style-name="P1" draw:layer="layout" svg:x1="1.743cm" svg:y1="6.178cm" svg:x2="1.743cm" svg:y2="6.075cm">
          <text:p/>
        </draw:line>
        <draw:frame draw:style-name="gr12" draw:text-style-name="P6" draw:layer="layout" svg:width="0.456cm" svg:height="0.505cm" svg:x="4.026cm" svg:y="2.035cm">
          <draw:text-box>
            <text:p text:style-name="P5"><text:span text:style-name="T1">2</text:span></text:p>
          </draw:text-box>
        </draw:frame>
        <draw:line draw:style-name="gr13" draw:text-style-name="P1" draw:layer="layout" svg:x1="3.7cm" svg:y1="6.178cm" svg:x2="3.7cm" svg:y2="6.075cm">
          <text:p/>
        </draw:line>
        <draw:frame draw:style-name="gr14" draw:text-style-name="P6" draw:layer="layout" svg:width="0.574cm" svg:height="0.505cm" svg:x="1.457cm" svg:y="6.191cm">
          <draw:text-box>
            <text:p text:style-name="P5"><text:span text:style-name="T1">0.2</text:span></text:p>
          </draw:text-box>
        </draw:frame>
        <draw:line draw:style-name="gr13" draw:text-style-name="P1" draw:layer="layout" svg:x1="5.657cm" svg:y1="6.178cm" svg:x2="5.657cm" svg:y2="6.075cm">
          <text:p/>
        </draw:line>
        <draw:frame draw:style-name="gr14" draw:text-style-name="P6" draw:layer="layout" svg:width="0.574cm" svg:height="0.505cm" svg:x="3.415cm" svg:y="6.191cm">
          <draw:text-box>
            <text:p text:style-name="P5"><text:span text:style-name="T1">0.3</text:span></text:p>
          </draw:text-box>
        </draw:frame>
        <draw:line draw:style-name="gr13" draw:text-style-name="P1" draw:layer="layout" svg:x1="7.614cm" svg:y1="6.178cm" svg:x2="7.614cm" svg:y2="6.075cm">
          <text:p/>
        </draw:line>
        <draw:frame draw:style-name="gr14" draw:text-style-name="P6" draw:layer="layout" svg:width="0.574cm" svg:height="0.505cm" svg:x="5.372cm" svg:y="6.191cm">
          <draw:text-box>
            <text:p text:style-name="P5"><text:span text:style-name="T1">0.4</text:span></text:p>
          </draw:text-box>
        </draw:frame>
        <draw:line draw:style-name="gr13" draw:text-style-name="P1" draw:layer="layout" svg:x1="1.172cm" svg:y1="6.055cm" svg:x2="1.275cm" svg:y2="6.055cm">
          <text:p/>
        </draw:line>
        <draw:frame draw:style-name="gr14" draw:text-style-name="P6" draw:layer="layout" svg:width="0.574cm" svg:height="0.505cm" svg:x="7.329cm" svg:y="6.191cm">
          <draw:text-box>
            <text:p text:style-name="P5"><text:span text:style-name="T1">0.5</text:span></text:p>
          </draw:text-box>
        </draw:frame>
        <draw:line draw:style-name="gr13" draw:text-style-name="P1" draw:layer="layout" svg:x1="1.172cm" svg:y1="5.831cm" svg:x2="1.234cm" svg:y2="5.831cm">
          <text:p/>
        </draw:line>
        <draw:line draw:style-name="gr13" draw:text-style-name="P1" draw:layer="layout" svg:x1="1.172cm" svg:y1="5.607cm" svg:x2="1.234cm" svg:y2="5.607cm">
          <text:p/>
        </draw:line>
        <draw:line draw:style-name="gr13" draw:text-style-name="P1" draw:layer="layout" svg:x1="1.172cm" svg:y1="5.382cm" svg:x2="1.234cm" svg:y2="5.382cm">
          <text:p/>
        </draw:line>
        <draw:line draw:style-name="gr13" draw:text-style-name="P1" draw:layer="layout" svg:x1="1.172cm" svg:y1="5.158cm" svg:x2="1.234cm" svg:y2="5.158cm">
          <text:p/>
        </draw:line>
        <draw:line draw:style-name="gr13" draw:text-style-name="P1" draw:layer="layout" svg:x1="1.172cm" svg:y1="4.933cm" svg:x2="1.275cm" svg:y2="4.933cm">
          <text:p/>
        </draw:line>
        <draw:frame draw:style-name="gr12" draw:text-style-name="P6" draw:layer="layout" svg:width="0.456cm" svg:height="0.505cm" svg:x="0.868cm" svg:y="5.763cm">
          <draw:text-box>
            <text:p text:style-name="P5"><text:span text:style-name="T1">0</text:span></text:p>
          </draw:text-box>
        </draw:frame>
        <draw:line draw:style-name="gr13" draw:text-style-name="P1" draw:layer="layout" svg:x1="1.172cm" svg:y1="4.709cm" svg:x2="1.234cm" svg:y2="4.709cm">
          <text:p/>
        </draw:line>
        <draw:line draw:style-name="gr13" draw:text-style-name="P1" draw:layer="layout" svg:x1="1.172cm" svg:y1="4.484cm" svg:x2="1.234cm" svg:y2="4.484cm">
          <text:p/>
        </draw:line>
        <draw:line draw:style-name="gr13" draw:text-style-name="P1" draw:layer="layout" svg:x1="1.172cm" svg:y1="4.26cm" svg:x2="1.234cm" svg:y2="4.26cm">
          <text:p/>
        </draw:line>
        <draw:line draw:style-name="gr13" draw:text-style-name="P1" draw:layer="layout" svg:x1="1.172cm" svg:y1="4.036cm" svg:x2="1.234cm" svg:y2="4.036cm">
          <text:p/>
        </draw:line>
        <draw:line draw:style-name="gr13" draw:text-style-name="P1" draw:layer="layout" svg:x1="1.172cm" svg:y1="3.811cm" svg:x2="1.275cm" svg:y2="3.811cm">
          <text:p/>
        </draw:line>
        <draw:frame draw:style-name="gr12" draw:text-style-name="P6" draw:layer="layout" svg:width="0.456cm" svg:height="0.505cm" svg:x="0.868cm" svg:y="4.641cm">
          <draw:text-box>
            <text:p text:style-name="P5"><text:span text:style-name="T1">5</text:span></text:p>
          </draw:text-box>
        </draw:frame>
        <draw:line draw:style-name="gr13" draw:text-style-name="P1" draw:layer="layout" svg:x1="1.172cm" svg:y1="3.587cm" svg:x2="1.234cm" svg:y2="3.587cm">
          <text:p/>
        </draw:line>
        <draw:line draw:style-name="gr13" draw:text-style-name="P1" draw:layer="layout" svg:x1="1.172cm" svg:y1="3.362cm" svg:x2="1.234cm" svg:y2="3.362cm">
          <text:p/>
        </draw:line>
        <draw:line draw:style-name="gr13" draw:text-style-name="P1" draw:layer="layout" svg:x1="1.172cm" svg:y1="3.138cm" svg:x2="1.234cm" svg:y2="3.138cm">
          <text:p/>
        </draw:line>
        <draw:line draw:style-name="gr13" draw:text-style-name="P1" draw:layer="layout" svg:x1="1.172cm" svg:y1="2.914cm" svg:x2="1.234cm" svg:y2="2.914cm">
          <text:p/>
        </draw:line>
        <draw:line draw:style-name="gr13" draw:text-style-name="P1" draw:layer="layout" svg:x1="1.172cm" svg:y1="2.689cm" svg:x2="1.275cm" svg:y2="2.689cm">
          <text:p/>
        </draw:line>
        <draw:frame draw:style-name="gr15" draw:text-style-name="P6" draw:layer="layout" svg:width="0.459cm" svg:height="0.505cm" svg:x="0.639cm" svg:y="3.519cm">
          <draw:text-box>
            <text:p text:style-name="P5"><text:span text:style-name="T1">10</text:span></text:p>
          </draw:text-box>
        </draw:frame>
        <draw:line draw:style-name="gr13" draw:text-style-name="P1" draw:layer="layout" svg:x1="1.172cm" svg:y1="2.465cm" svg:x2="1.234cm" svg:y2="2.465cm">
          <text:p/>
        </draw:line>
        <draw:line draw:style-name="gr13" draw:text-style-name="P1" draw:layer="layout" svg:x1="1.172cm" svg:y1="2.24cm" svg:x2="1.234cm" svg:y2="2.24cm">
          <text:p/>
        </draw:line>
        <draw:line draw:style-name="gr13" draw:text-style-name="P1" draw:layer="layout" svg:x1="1.172cm" svg:y1="2.016cm" svg:x2="1.234cm" svg:y2="2.016cm">
          <text:p/>
        </draw:line>
        <draw:line draw:style-name="gr13" draw:text-style-name="P1" draw:layer="layout" svg:x1="1.172cm" svg:y1="1.791cm" svg:x2="1.234cm" svg:y2="1.791cm">
          <text:p/>
        </draw:line>
        <draw:line draw:style-name="gr13" draw:text-style-name="P1" draw:layer="layout" svg:x1="1.172cm" svg:y1="1.567cm" svg:x2="1.275cm" svg:y2="1.567cm">
          <text:p/>
        </draw:line>
        <draw:frame draw:style-name="gr15" draw:text-style-name="P6" draw:layer="layout" svg:width="0.459cm" svg:height="0.505cm" svg:x="0.639cm" svg:y="2.396cm">
          <draw:text-box>
            <text:p text:style-name="P5"><text:span text:style-name="T1">15</text:span></text:p>
          </draw:text-box>
        </draw:frame>
        <draw:line draw:style-name="gr13" draw:text-style-name="P1" draw:layer="layout" svg:x1="1.172cm" svg:y1="1.343cm" svg:x2="1.234cm" svg:y2="1.343cm">
          <text:p/>
        </draw:line>
        <draw:line draw:style-name="gr13" draw:text-style-name="P1" draw:layer="layout" svg:x1="1.172cm" svg:y1="1.118cm" svg:x2="1.234cm" svg:y2="1.118cm">
          <text:p/>
        </draw:line>
        <draw:line draw:style-name="gr13" draw:text-style-name="P1" draw:layer="layout" svg:x1="1.172cm" svg:y1="0.894cm" svg:x2="1.234cm" svg:y2="0.894cm">
          <text:p/>
        </draw:line>
        <draw:line draw:style-name="gr13" draw:text-style-name="P1" draw:layer="layout" svg:x1="1.172cm" svg:y1="0.669cm" svg:x2="1.234cm" svg:y2="0.669cm">
          <text:p/>
        </draw:line>
        <draw:line draw:style-name="gr13" draw:text-style-name="P1" draw:layer="layout" svg:x1="1.172cm" svg:y1="0.445cm" svg:x2="1.275cm" svg:y2="0.445cm">
          <text:p/>
        </draw:line>
        <draw:frame draw:style-name="gr15" draw:text-style-name="P6" draw:layer="layout" svg:width="0.459cm" svg:height="0.505cm" svg:x="0.639cm" svg:y="1.274cm">
          <draw:text-box>
            <text:p text:style-name="P5"><text:span text:style-name="T1">20</text:span></text:p>
          </draw:text-box>
        </draw:frame>
        <draw:line draw:style-name="gr13" draw:text-style-name="P1" draw:layer="layout" svg:x1="1.172cm" svg:y1="0.22cm" svg:x2="1.234cm" svg:y2="0.22cm">
          <text:p/>
        </draw:line>
        <draw:frame draw:style-name="gr15" draw:text-style-name="P6" draw:layer="layout" svg:width="0.459cm" svg:height="0.505cm" svg:x="0.639cm" svg:y="0.152cm">
          <draw:text-box>
            <text:p text:style-name="P5"><text:span text:style-name="T1">25</text:span></text:p>
          </draw:text-box>
        </draw:frame>
        <draw:frame draw:style-name="gr11" draw:text-style-name="P6" draw:layer="layout" svg:width="0.456cm" svg:height="0.456cm" svg:x="3.934cm" svg:y="6.82cm">
          <draw:text-box>
            <text:p text:style-name="P5"><text:span text:style-name="T2">ω</text:span></text:p>
          </draw:text-box>
        </draw:frame>
        <draw:frame draw:style-name="gr16" draw:text-style-name="P7" draw:layer="layout" svg:width="0.421cm" svg:height="0.365cm" svg:x="4.269cm" svg:y="6.923cm">
          <draw:text-box>
            <text:p text:style-name="P5"><text:span text:style-name="T3">rot</text:span></text:p>
          </draw:text-box>
        </draw:frame>
        <draw:frame draw:style-name="gr11" draw:text-style-name="P6" draw:layer="layout" svg:width="0.456cm" svg:height="0.456cm" svg:x="4.81cm" svg:y="6.82cm">
          <draw:text-box>
            <text:p text:style-name="P5"><text:span text:style-name="T2">[</text:span></text:p>
          </draw:text-box>
        </draw:frame>
        <draw:frame draw:style-name="gr17" draw:text-style-name="P6" draw:layer="layout" svg:width="0.967cm" svg:height="0.505cm" svg:x="4.974cm" svg:y="6.73cm">
          <draw:text-box>
            <text:p text:style-name="P5"><text:span text:style-name="T1">MeV</text:span></text:p>
          </draw:text-box>
        </draw:frame>
        <draw:frame draw:style-name="gr11" draw:text-style-name="P6" draw:layer="layout" svg:width="0.456cm" svg:height="0.456cm" svg:x="5.938cm" svg:y="6.82cm">
          <draw:text-box>
            <text:p text:style-name="P5"><text:span text:style-name="T2">]</text:span></text:p>
          </draw:text-box>
        </draw:frame>
        <draw:frame draw:style-name="gr12" draw:text-style-name="P6" draw:layer="layout" svg:width="0.456cm" svg:height="0.505cm" draw:transform="rotate (1.5707963267949) translate (0.036cm 3.539cm)">
          <draw:text-box>
            <text:p text:style-name="P5"><text:span text:style-name="T1">I</text:span></text:p>
          </draw:text-box>
        </draw:frame>
        <draw:line draw:style-name="gr18" draw:text-style-name="P1" draw:layer="layout" svg:x1="1.27cm" svg:y1="4.821cm" svg:x2="8.79cm" svg:y2="4.821cm">
          <text:p/>
        </draw:line>
        <draw:frame draw:style-name="gr19" draw:text-style-name="P6" draw:layer="layout" svg:width="0.48cm" svg:height="0.456cm" draw:transform="rotate (1.5707963267949) translate (0.126cm 3.247cm)">
          <draw:text-box>
            <text:p text:style-name="P5"><text:span text:style-name="T2">[ℏ]</text:span></text:p>
          </draw:text-box>
        </draw:frame>
        <draw:frame draw:style-name="gr20" draw:text-style-name="P8" draw:layer="layout" svg:width="0.497cm" svg:height="0.365cm" svg:x="2.637cm" svg:y="5.125cm">
          <draw:text-box>
            <text:p text:style-name="P5"><text:span text:style-name="T3">135</text:span></text:p>
          </draw:text-box>
        </draw:frame>
        <draw:polygon draw:style-name="gr21" draw:text-style-name="P1" draw:layer="layout" svg:width="1.156cm" svg:height="0.838cm" svg:x="2.517cm" svg:y="5.021cm" svg:viewBox="0 0 1157 839" draw:points="0,0 1157,0 1157,839 0,839">
          <text:p/>
        </draw:polygon>
        <draw:frame draw:style-name="gr22" draw:text-style-name="P9" draw:layer="layout" svg:width="0.485cm" svg:height="0.505cm" svg:x="3.137cm" svg:y="5.192cm">
          <draw:text-box>
            <text:p text:style-name="P5"><text:span text:style-name="T1">Pr</text:span></text:p>
          </draw:text-box>
        </draw:frame>
        <draw:custom-shape draw:style-name="gr23" draw:text-style-name="P10" draw:layer="Layer4" svg:width="2.857cm" svg:height="6.152cm" draw:transform="skewX (-0.00453785605518526) rotate (-0.00453785605518522) translate (5.615cm 0.0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1" draw:layer="Layer4" svg:width="0.952cm" svg:height="0.635cm" svg:x="6.667cm" svg:y="5.08cm">
          <draw:text-box>
            <text:p><text:span text:style-name="T4">TW</text:span></text:p>
          </draw:text-box>
        </draw:frame>
        <draw:g>
          <svg:title>TexMaths</svg:title>
          <svg:desc>14§display§\mathcal{I}_s&lt;\mathcal{I}_m§svg§600§TRUE§</svg:desc>
          <draw:g>
            <draw:path draw:style-name="gr25" draw:text-style-name="P12" draw:layer="Layer4" svg:width="0.322cm" svg:height="0.332cm" svg:x="6.032cm" svg:y="4.035cm" svg:viewBox="0 0 323 333" svg:d="M186 0c-60 0-87 11-99 15-51 21-62 55-62 62 0 2 3 2 6 2 8 0 32-11 36-22 6-18 7-22 41-28 17-1 32-3 49-3 15 0 30 0 44 0-30 31-44 83-63 153-13 58-25 96-44 122-6 4-6 6-20 6-10 0-20 0-31 0-9 0-15 0-26 7-6 3-17 11-17 17 0 2 0 2 11 2 56 0 112 0 168 0 57 0 101-42 101-60 0-2-4-2-6-2-8 0-32 11-36 22s-6 14-30 14c-31 0-62 0-93 0 35-31 49-78 65-145 14-53 26-101 45-130 4-4 4-6 14-6 14 0 28 0 42 0 10 0 14 0 27-6 4-3 15-10 15-17 0-3 0-3-11-3-42 0-84 0-126 0z">
              <text:p/>
            </draw:path>
            <draw:path draw:style-name="gr25" draw:text-style-name="P12" draw:layer="Layer4" svg:width="0.136cm" svg:height="0.152cm" svg:x="6.336cm" svg:y="4.292cm" svg:viewBox="0 0 137 153" svg:d="M123 21c-8 3-14 10-14 17 0 8 7 11 11 11 5 0 17-3 17-20 0-22-25-29-46-29-53 0-63 39-63 49 0 12 7 21 13 25 8 7 15 8 39 12 7 2 28 6 28 23 0 5-3 19-18 28-13 7-30 7-34 7-14 0-34-3-42-14 11-2 20-10 20-20 0-8-7-12-14-12-10 0-20 7-20 22 0 21 22 33 56 33 63 0 74-43 74-55 0-32-35-38-47-41-3-1-12-3-14-3-13-2-19-9-19-16 0-9 6-18 14-23 9-5 21-7 27-7 7 0 25 2 32 13z">
              <text:p/>
            </draw:path>
            <draw:path draw:style-name="gr25" draw:text-style-name="P12" draw:layer="Layer4" svg:width="0.3cm" svg:height="0.282cm" svg:x="6.698cm" svg:y="4.105cm" svg:viewBox="0 0 301 283" svg:d="M291 21c6-3 10-6 10-11 0-6-4-10-10-10-1 0-3 0-10 4-90 42-181 85-271 127-6 3-10 5-10 11 0 7 4 9 10 10 90 43 181 86 271 128 7 3 9 3 10 3 6 0 10-4 10-10 0-5-4-8-10-11-86-40-172-80-257-120 85-40 171-81 257-121z">
              <text:p/>
            </draw:path>
            <draw:path draw:style-name="gr25" draw:text-style-name="P12" draw:layer="Layer4" svg:width="0.324cm" svg:height="0.332cm" svg:x="7.164cm" svg:y="4.035cm" svg:viewBox="0 0 325 333" svg:d="M186 0c-60 0-87 11-99 15-49 21-60 55-60 62 0 2 1 2 4 2 10 0 33-11 36-22 7-18 9-22 41-28 17-1 33-3 50-3 15 0 30 0 45 0-32 31-46 83-63 153-15 58-27 96-46 122-6 4-6 6-18 6-11 0-22 0-33 0-8 0-14 0-26 7-6 3-17 11-17 17 0 2 1 2 11 2 56 0 112 0 168 0 57 0 101-42 101-60 0-2-4-2-6-2-8 0-31 11-36 22-3 11-4 14-30 14-31 0-62 0-93 0 35-31 50-78 65-145 14-53 26-101 47-130 2-4 2-6 12-6 14 0 28 0 42 0 10 0 14 0 27-6 5-3 17-10 17-17 0-3-2-3-12-3-42 0-85 0-127 0z">
              <text:p/>
            </draw:path>
            <draw:path draw:style-name="gr25" draw:text-style-name="P12" draw:layer="Layer4" svg:width="0.315cm" svg:height="0.152cm" svg:x="7.459cm" svg:y="4.292cm" svg:viewBox="0 0 316 153" svg:d="M134 123c-3 7-5 18-5 19 0 9 5 11 11 11 7 0 12-3 14-7 1-3 4-14 5-22 3-5 6-22 9-31 1-7 4-14 5-22 5-15 5-15 12-26 9-17 28-37 54-37 20 0 20 17 20 25 0 20-14 58-20 73-4 10-5 13-5 18 0 18 15 29 33 29 34 0 49-47 49-51 0-6-4-6-5-6-5 0-6 3-7 6-7 28-23 42-37 42-7 0-8-5-8-12 0-8 1-12 8-27 4-12 18-48 18-67 0-5 0-20-12-30-6-4-17-8-32-8-31 0-51 20-62 33-3-29-27-33-45-33-28 0-47 17-57 31-3-24-22-31-36-31-16 0-24 10-28 18-7 13-13 32-13 34 0 4 6 4 7 4 4 0 4-2 7-10 6-21 11-38 25-38 9 0 11 9 11 17 0 7-2 20-5 29s-6 23-7 31c-4 14-8 29-11 43-2 4-5 13-5 14 0 9 7 11 13 11s10-3 13-7c2-3 5-14 7-22 1-5 5-22 7-31 2-7 4-14 5-22 4-14 6-17 16-31 9-14 25-32 51-32 20 0 20 18 20 25 0 9-2 13-6 33-4 19-9 38-14 57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" svg:font-family="Mathematica"/>
    <style:font-face style:name="Mathematica1" svg:font-family="Mathematica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family-generic="roman"/>
    <style:font-face style:name="Times1" svg:font-family="Times" style:font-family-generic="roman" style:font-pitch="variable"/>
    <style:font-face style:name="Times2" svg:font-family="Times"/>
    <style:font-face style:name="Times3" svg:font-family="Time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stroke-dash34" draw:style="rect" draw:dots1="1" draw:dots1-length="0.025cm" draw:dots2="1" draw:dots2-length="0.101cm" draw:distance="0.1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3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04T17:49:33.315661435</dc:date>
    <meta:editing-duration>PT11M50S</meta:editing-duration>
    <meta:editing-cycles>6</meta:editing-cycles>
    <meta:generator>LibreOffice/7.3.2.2$MacOSX_AARCH64 LibreOffice_project/49f2b1bff42cfccbd8f788c8dc32c1c309559be0</meta:generator>
    <meta:document-statistic meta:object-count="103"/>
  </office:meta>
</office:document-meta>
</file>